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53cm"/>
    </style:style>
    <style:style style:name="co3" style:family="table-column">
      <style:table-column-properties fo:break-before="auto" style:column-width="2.9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 style:data-style-name="N60">
      <style:table-cell-properties fo:background-color="#dddddd"/>
    </style:style>
    <style:style style:name="ce3" style:family="table-cell" style:parent-style-name="Default" style:data-style-name="N60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3"/>
        <table:table-column table:style-name="co1" table:default-cell-style-name="ce1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bus_stop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n_demand</text:p>
          </table:table-cell>
          <table:table-cell table:style-name="Default" office:value-type="string" calcext:value-type="string">
            <text:p>service_number</text:p>
          </table:table-cell>
          <table:table-cell table:style-name="Default" office:value-type="string" calcext:value-type="string">
            <text:p>season</text:p>
          </table:table-cell>
          <table:table-cell office:value-type="string" calcext:value-type="string">
            <text:p>is_holiday</text:p>
          </table:table-cell>
          <table:table-cell office:value-type="string" calcext:value-type="string">
            <text:p>service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Grodzisk Maz. Traugutta Dw PK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alse</text:p>
          </table:table-cell>
          <table:table-cell table:style-name="ce2" office:value-type="time" office:time-value="PT04H25M00S" calcext:value-type="time">
            <text:p>04:25</text:p>
          </table:table-cell>
          <table:table-cell office:value-type="string" calcext:value-type="string">
            <text:p>summer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102" calcext:value-type="float">
            <text:p>102</text:p>
          </table:table-cell>
          <table:table-cell table:style-name="ce1"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odzisk Maz. Traugutt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time" office:time-value="PT28H25M00S" calcext:value-type="time">
            <text:p>04:25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alse</text:p>
          </table:table-cell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odzisk Maz. Zakłady Farmaceutycz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time" office:time-value="PT04H26M00S" calcext:value-type="time">
            <text:p>04:26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alse</text:p>
          </table:table-cell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odzisk Maz. Poniatowskie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time" office:time-value="PT04H27M00S" calcext:value-type="time">
            <text:p>04:27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alse</text:p>
          </table:table-cell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Grodzisk Maz. Szkoła nr 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rue</text:p>
          </table:table-cell>
          <table:table-cell table:style-name="ce2" office:value-type="time" office:time-value="PT04H28M00S" calcext:value-type="time">
            <text:p>04:28</text:p>
          </table:table-cell>
          <table:table-cell office:value-type="string" calcext:value-type="string">
            <text:p>summer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102" calcext:value-type="float">
            <text:p>102</text:p>
          </table:table-cell>
          <table:table-cell table:style-name="ce1"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odzisk Maz. Szwoleżeró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time" office:time-value="PT04H29M00S" calcext:value-type="time">
            <text:p>04:29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alse</text:p>
          </table:table-cell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rzanów Duż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time" office:time-value="PT04H31M00S" calcext:value-type="time">
            <text:p>04:31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alse</text:p>
          </table:table-cell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tolin Kasień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time" office:time-value="PT04H32M00S" calcext:value-type="time">
            <text:p>04:32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alse</text:p>
          </table:table-cell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atolin Logistyczn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rue</text:p>
          </table:table-cell>
          <table:table-cell table:style-name="ce2" office:value-type="time" office:time-value="PT04H32M00S" calcext:value-type="time">
            <text:p>04:32</text:p>
          </table:table-cell>
          <table:table-cell office:value-type="string" calcext:value-type="string">
            <text:p>summer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102" calcext:value-type="float">
            <text:p>102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Chlebnia Logistyczna Rabe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table:style-name="ce2" office:value-type="time" office:time-value="PT04H39M00S" calcext:value-type="time">
            <text:p>04:39</text:p>
          </table:table-cell>
          <table:table-cell office:value-type="string" calcext:value-type="string">
            <text:p>summer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102" calcext:value-type="float">
            <text:p>102</text:p>
          </table:table-cell>
          <table:table-cell table:style-name="ce1"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tolin Logistyczny Skrzyżowa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time" office:time-value="PT04H40M00S" calcext:value-type="time">
            <text:p>04:40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alse</text:p>
          </table:table-cell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atolin Logistyczn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table:style-name="ce2" office:value-type="time" office:time-value="PT04H45M00S" calcext:value-type="time">
            <text:p>04:45</text:p>
          </table:table-cell>
          <table:table-cell office:value-type="string" calcext:value-type="string">
            <text:p>summer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102" calcext:value-type="float">
            <text:p>102</text:p>
          </table:table-cell>
          <table:table-cell table:style-name="ce1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3T19:30:08.156810250</meta:creation-date>
    <dc:date>2022-06-13T19:53:14.525464159</dc:date>
    <meta:editing-duration>PT2M26S</meta:editing-duration>
    <meta:editing-cycles>1</meta:editing-cycles>
    <meta:generator>LibreOffice/7.3.4.2$Linux_X86_64 LibreOffice_project/30$Build-2</meta:generator>
    <meta:document-statistic meta:table-count="1" meta:cell-count="104" meta:object-count="0"/>
  </office:meta>
</office:document-meta>
</file>